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ptionInfo.SubscriptionInfo( EventType [ ] eventTypes , Filter [ ] filters , boolean noLocal , boolean isDeep , long time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ubscriptionInfo.SubscriptionInfo( EventType [ ] eventTypes , boolean isDeep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Info.getFilters( String localName , Namespace 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scriptionInfo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Info.isD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Info.toXml( Document doc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ubscriptionInfo.getEv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Info.isNo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Info.SubscriptionInfo( Element reqInfo , long timeout , boolean isDee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ubscriptionInfo.get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